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text-align="center" style:justify-single-word="false"/>
      <style:text-properties style:font-name="Georgia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eorgia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Georgia" fo:font-weight="normal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me: </text:span>__________________________ <text:s text:c="51"/><text:span text:style-name="T4">Date:</text:span> </text:p>
      <text:p text:style-name="P1"/>
      <text:p text:style-name="P2"/>
      <text:p text:style-name="P4">CSCI-UA.0002 – Class #1 – Reading a Program</text:p>
      <text:p text:style-name="P3"/>
      <text:p text:style-name="P3"/>
      <text:p text:style-name="P3">1. Go through this program line-by-line. <text:s/>Under each line, write in what you think the program is doing. <text:s/>Wild guesses are fine and encouraged! <text:s/></text:p>
      <text:p text:style-name="P5"><text:span text:style-name="Source_20_Text"><text:span text:style-name="T2"/></text:span></text:p>
      <text:p text:style-name="P6"><text:span text:style-name="Source_20_Text"><text:span text:style-name="T3"><text:line-break/>import urllib.request, json</text:span></text:span></text:p>
      <text:p text:style-name="P6"><text:span text:style-name="Source_20_Text"><text:span text:style-name="T3"/></text:span></text:p>
      <text:p text:style-name="P6"><text:span text:style-name="Source_20_Text"><text:span text:style-name="T3"># we're going to ask tumblr for some posts ...</text:span></text:span></text:p>
      <text:p text:style-name="P6"><text:span text:style-name="Source_20_Text"><text:span text:style-name="T3">search_tag = 'cat'</text:span></text:span></text:p>
      <text:p text:style-name="P6"><text:span text:style-name="Source_20_Text"><text:span text:style-name="T3">api_key = 'XBu4Lke6Cyh2UrLFIZW0jIo79sUT8EwtruJduMAknEUNhccNwY'</text:span></text:span></text:p>
      <text:p text:style-name="P6"><text:span text:style-name="Source_20_Text"><text:span text:style-name="T3">post_type = 'text'</text:span></text:span></text:p>
      <text:p text:style-name="P6"><text:span text:style-name="Source_20_Text"><text:span text:style-name="T3">url = 'http://api.tumblr.com/v2/tagged?api_key=' + api_key </text:span></text:span></text:p>
      <text:p text:style-name="P6"><text:span text:style-name="Source_20_Text"><text:span text:style-name="T3">url = url + '&amp;tag=' + search_tag</text:span></text:span></text:p>
      <text:p text:style-name="P6"><text:span text:style-name="Source_20_Text"><text:span text:style-name="T3"/></text:span></text:p>
      <text:p text:style-name="P6"><text:span text:style-name="Source_20_Text"><text:span text:style-name="T3">response = urllib.request.urlopen(url).readall().decode('utf-8')</text:span></text:span></text:p>
      <text:p text:style-name="P6"><text:span text:style-name="Source_20_Text"><text:span text:style-name="T3">posts <text:s/>= json.loads(response)['response']</text:span></text:span></text:p>
      <text:p text:style-name="P6"><text:span text:style-name="Source_20_Text"><text:span text:style-name="T3"/></text:span></text:p>
      <text:p text:style-name="P6"><text:span text:style-name="Source_20_Text"><text:span text:style-name="T3">for post in posts:</text:span></text:span></text:p>
      <text:p text:style-name="P6"><text:span text:style-name="Source_20_Text"><text:span text:style-name="T3"><text:tab/>if post['type'] == 'photo':</text:span></text:span></text:p>
      <text:p text:style-name="P6"><text:span text:style-name="Source_20_Text"><text:span text:style-name="T3"><text:tab/><text:tab/>tags = post['tags']</text:span></text:span></text:p>
      <text:p text:style-name="P6"><text:span text:style-name="Source_20_Text"><text:span text:style-name="T3"><text:tab/><text:tab/>photo = post['photos'][0]</text:span></text:span></text:p>
      <text:p text:style-name="P6"><text:span text:style-name="Source_20_Text"><text:span text:style-name="T3"><text:tab/><text:tab/>number_of_tags = len(tags)</text:span></text:span></text:p>
      <text:p text:style-name="P6"><text:span text:style-name="Source_20_Text"><text:span text:style-name="T3"><text:tab/><text:tab/>if number_of_tags &gt; 2:</text:span></text:span></text:p>
      <text:p text:style-name="P6"><text:span text:style-name="Source_20_Text"><text:span text:style-name="T3"><text:tab/><text:tab/><text:tab/>print(tags)</text:span></text:span></text:p>
      <text:p text:style-name="P6"><text:span text:style-name="Source_20_Text"><text:span text:style-name="T3"><text:tab/><text:tab/><text:tab/>print(photo['original_size']['url'] + "\n\n")</text:span></text:span></text:p>
      <text:p text:style-name="P3"><text:line-break/><text:line-break/></text:p>
      <text:p text:style-name="P1">2. Taken as a whole, what do you think this program does?<text:line-break/><text:line-break/><text:line-break/><text:line-break/><text:line-break/></text:p>
      <text:p text:style-name="P1"><text:line-break/>3. Based on your answers above, define <text:span text:style-name="T5">program</text:span><text:span text:style-name="T1">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04T03:15:29</meta:creation-date>
    <dc:date>2014-01-26T01:16:55</dc:date>
    <dc:creator>Joseph Versoza</dc:creator>
    <meta:editing-duration>PT10H30M42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1" meta:paragraph-count="23" meta:word-count="120" meta:character-count="966"/>
  </office:meta>
</office:document-meta>
</file>